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c0f4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e a file named "data.txt" and write the following lines in it(write as it is).</text:p>
      <text:p text:style-name="Standard">Linux is open source.</text:p>
      <text:p text:style-name="Standard">In Linux everything is file</text:p>
      <text:p text:style-name="Standard">files have permissions.</text:p>
      <text:p text:style-name="Standard">files have inode no.</text:p>
      <text:p text:style-name="Standard">files have size.</text:p>
      <text:p text:style-name="Standard">there are several types of files</text:p>
      <text:p text:style-name="Standard">compose the commands fulfilled following requirement</text:p>
      <text:p text:style-name="Standard">Answer=&gt;</text:p>
      <text:p text:style-name="Standard">rahul@rahul-HP-Notebook:~$/Documents/sunbeam git data/osc_sdm$ cat data.txt</text:p>
      <text:p text:style-name="Standard">Linux is open source.</text:p>
      <text:p text:style-name="Standard">In Linux everything is file</text:p>
      <text:p text:style-name="Standard">files have permissions.</text:p>
      <text:p text:style-name="Standard">files have inode no.</text:p>
      <text:p text:style-name="Standard">files have size.</text:p>
      <text:p text:style-name="Standard">there are several types of files</text:p>
      <text:p text:style-name="Standard"/>
      <text:p text:style-name="Standard"/>
      <text:p text:style-name="Standard"/>
      <text:p text:style-name="Standard"><text:span text:style-name="T1">1). </text:span>count the no. of words ,characters and lines from above 2 file.(man wc)</text:p>
      <text:p text:style-name="Standard">Answer=&gt;</text:p>
      <text:p text:style-name="Standard">no.of words--</text:p>
      <text:p text:style-name="Standard">rahul@rahul-HP-Notebook:~$/Documents/sunbeam git data/osc_sdm$ wc -w data.txt</text:p>
      <text:p text:style-name="Standard">25 data.txt</text:p>
      <text:p text:style-name="Standard"/>
      <text:p text:style-name="Standard"/>
      <text:p text:style-name="Standard"/>
      <text:p text:style-name="Standard">no.of characters--</text:p>
      <text:p text:style-name="Standard">rahul@rahul-HP-Notebook:~$/Documents/sunbeam git data/osc_sdm$ man wc</text:p>
      <text:p text:style-name="Standard">rahul@rahul-HP-Notebook:~$/Documents/sunbeam git data/osc_sdm$ wc -c data.txt</text:p>
      <text:p text:style-name="Standard">145 data.txt</text:p>
      <text:p text:style-name="Standard">rahul@rahul-HP-Notebook:~$/Documents/sunbeam git data/osc_sdm$ wc --bytes data.txt</text:p>
      <text:p text:style-name="Standard">145 data.txt</text:p>
      <text:p text:style-name="Standard"/>
      <text:p text:style-name="Standard"/>
      <text:p text:style-name="Standard"/>
      <text:p text:style-name="Standard">no.of lines--</text:p>
      <text:p text:style-name="Standard">rahul@rahul-HP-Notebook:~$/Documents/sunbeam git data/osc_sdm$ wc -l data.txt</text:p>
      <text:p text:style-name="Standard">6 data.txt</text:p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>2). </text:span>ist the lines having word "files" (man grep)</text:p>
      <text:p text:style-name="Standard">Answer=&gt;</text:p>
      <text:p text:style-name="Standard">rahul@rahul-HP-Notebook:~$/Documents/sunbeam git data/osc_sdm$ grep "files" data.txt</text:p>
      <text:p text:style-name="Standard">files have permissions.</text:p>
      <text:p text:style-name="Standard">files have inode no.</text:p>
      <text:p text:style-name="Standard">files have size.</text:p>
      <text:p text:style-name="Standard">there are several types of files</text:p>
      <text:p text:style-name="Standard"/>
      <text:p text:style-name="Standard"><text:soft-page-break/></text:p>
      <text:p text:style-name="Standard"><text:span text:style-name="T1">3). </text:span>list the lines having word "file" (man grep)</text:p>
      <text:p text:style-name="Standard">Answer=&gt;</text:p>
      <text:p text:style-name="Standard">rahul@rahul-HP-Notebook:~$/Documents/sunbeam git data/osc_sdm$ grep "file" data.txt</text:p>
      <text:p text:style-name="Standard">In Linux everything is file</text:p>
      <text:p text:style-name="Standard">files have permissions.</text:p>
      <text:p text:style-name="Standard">files have inode no.</text:p>
      <text:p text:style-name="Standard">files have size.</text:p>
      <text:p text:style-name="Standard">there are several types of files</text:p>
      <text:p text:style-name="Standard"/>
      <text:p text:style-name="Standard"/>
      <text:p text:style-name="Standard"><text:span text:style-name="T1">4). </text:span>list the lines which don't have word "files" (man grep)</text:p>
      <text:p text:style-name="Standard">Answer=&gt;</text:p>
      <text:p text:style-name="Standard">rahul@rahul-HP-Notebook:~$/Documents/sunbeam git data/osc_sdm$ grep -v "file" data.txt</text:p>
      <text:p text:style-name="Standard">Linux is open source.</text:p>
      <text:p text:style-name="Standard"/>
      <text:p text:style-name="Standard"/>
      <text:p text:style-name="Standard"><text:span text:style-name="T1">5). </text:span>list the lines having word "have" . (man grep)</text:p>
      <text:p text:style-name="Standard">Answer=&gt;</text:p>
      <text:p text:style-name="Standard">rahul@rahul-HP-Notebook:~$/Documents/sunbeam git data/osc_sdm$ grep -w "have" data.txt</text:p>
      <text:p text:style-name="Standard">files have permissions.</text:p>
      <text:p text:style-name="Standard">files have inode no.</text:p>
      <text:p text:style-name="Standard">files have size.</text:p>
      <text:p text:style-name="Standard"/>
      <text:p text:style-name="Standard"/>
      <text:p text:style-name="Standard"><text:span text:style-name="T1">6). </text:span>list the lines starts with letter "f" (man grep)</text:p>
      <text:p text:style-name="Standard">Answer=&gt;</text:p>
      <text:p text:style-name="Standard">rahul@rahul-HP-Notebook:~$/Documents/sunbeam git data/osc_sdm$ grep "^f" data.txt</text:p>
      <text:p text:style-name="Standard">files have permissions.</text:p>
      <text:p text:style-name="Standard">files have inode no.</text:p>
      <text:p text:style-name="Standard">files have size.</text:p>
      <text:p text:style-name="Standard"/>
      <text:p text:style-name="Standard"/>
      <text:p text:style-name="Standard"><text:span text:style-name="T1">7). </text:span>list the lines ends with "." (man grep)</text:p>
      <text:p text:style-name="Standard">Answer=&gt;</text:p>
      <text:p text:style-name="Standard">rahul@rahul-HP-Notebook:~$/Documents/sunbeam git data/osc_sdm$ grep "[.]$" data.txt</text:p>
      <text:p text:style-name="Standard">Linux is open source.</text:p>
      <text:p text:style-name="Standard">files have permissions.</text:p>
      <text:p text:style-name="Standard">files have inode no.</text:p>
      <text:p text:style-name="Standard">files have size.</text:p>
      <text:p text:style-name="Standard"/>
      <text:p text:style-name="Standard"/>
      <text:p text:style-name="Standard"/>
      <text:p text:style-name="Standard"><text:span text:style-name="T1">8). </text:span>list only first two lines.(man head)</text:p>
      <text:p text:style-name="Standard">Answer=&gt;</text:p>
      <text:p text:style-name="Standard">rahul@rahul-HP-Notebook:~$/Documents/sunbeam git data/osc_sdm$ head -2 data.txt</text:p>
      <text:p text:style-name="Standard">Linux is open source.</text:p>
      <text:p text:style-name="Standard">In Linux everything is file</text:p>
      <text:p text:style-name="Standard"/>
      <text:p text:style-name="Standard"/>
      <text:p text:style-name="Standard"/>
      <text:p text:style-name="Standard"/>
      <text:p text:style-name="Standard"><text:soft-page-break/><text:span text:style-name="T1">9). </text:span>list only last three lines.(man tail)</text:p>
      <text:p text:style-name="Standard">Answer=&gt;</text:p>
      <text:p text:style-name="Standard">rahul@rahul-HP-Notebook:~$/Documents/sunbeam git data/osc_sdm$ tail -3 data.txt</text:p>
      <text:p text:style-name="Standard">files have inode no.</text:p>
      <text:p text:style-name="Standard">files have size.</text:p>
      <text:p text:style-name="Standard">there are several types of files</text:p>
      <text:p text:style-name="Standard"/>
      <text:p text:style-name="Standard"/>
      <text:p text:style-name="Standard"/>
      <text:p text:style-name="Standard"><text:span text:style-name="T1">10). </text:span>list line no.3,4 and 5 . (man head and tail)</text:p>
      <text:p text:style-name="Standard">Answer=&gt;</text:p>
      <text:p text:style-name="Standard">rahul@rahul-HP-Notebook:~$/Documents/sunbeam git data/osc_sdm$ tail -n +3 data.txt | head -n -1</text:p>
      <text:p text:style-name="Standard">files have permissions.</text:p>
      <text:p text:style-name="Standard">files have inode no.</text:p>
      <text:p text:style-name="Standard">files have siz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30T14:19:05.269836618</meta:creation-date>
    <dc:date>2024-05-30T14:21:37.041239034</dc:date>
    <meta:editing-duration>PT2M34S</meta:editing-duration>
    <meta:editing-cycles>1</meta:editing-cycles>
    <meta:document-statistic meta:table-count="0" meta:image-count="0" meta:object-count="0" meta:page-count="3" meta:paragraph-count="85" meta:word-count="396" meta:character-count="2911" meta:non-whitespace-character-count="2601"/>
    <meta:generator>LibreOffice/6.4.7.2$Linux_X86_64 LibreOffice_project/40$Build-2</meta:generator>
  </office:meta>
</office:document-meta>
</file>